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.Sort( SortField [ ] 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Sort( String [ ] 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Sort( Sort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rt.Sort( String field ,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setSort( String field ,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.Sort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setSort( String [ ] field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.setSort( SortField [ ] 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setSort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get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.setSort( Sort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